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6.7468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ro3" style:family="table-row">
      <style:table-row-properties style:row-height="19.35pt" style:use-optimal-row-height="false" fo:break-before="auto"/>
    </style:style>
    <style:style style:name="ro4" style:family="table-row">
      <style:table-row-properties style:row-height="52.9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40.35pt" style:use-optimal-row-height="false" fo:break-before="auto"/>
    </style:style>
    <style:style style:name="ro7" style:family="table-row">
      <style:table-row-properties style:row-height="38.85pt" style:use-optimal-row-height="false" fo:break-before="auto"/>
    </style:style>
    <style:style style:name="ro8" style:family="table-row">
      <style:table-row-properties style:row-height="63.7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57pt" style:use-optimal-row-height="true" fo:break-before="auto"/>
    </style:style>
    <style:style style:name="ro11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3">
            <text:p>ID</text:p>
          </table:table-cell>
          <table:table-cell office:value-type="float" office:value="3" table:style-name="ce3">
            <text:p>3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Tytuł</text:p>
          </table:table-cell>
          <table:table-cell office:value-type="string" table:style-name="ce2">
            <text:p>zakup <text:s/>wycieczki <text:s/>bez zadnego kuponu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Warunki poczatkowe</text:p>
          </table:table-cell>
          <table:table-cell office:value-type="string" table:style-name="ce4">
            <text:p>Zalogowany w sklepie , aktualnie na stronie głównej</text:p>
          </table:table-cell>
          <table:table-cell table:number-columns-repeated="16381" table:style-name="ce1"/>
        </table:table-row>
        <table:table-row table:style-name="ro3">
          <table:table-cell table:style-name="ce2"/>
          <table:table-cell office:value-type="string" table:style-name="ce2">
            <text:p>kroki</text:p>
          </table:table-cell>
          <table:table-cell office:value-type="string" table:style-name="ce2">
            <text:p>rezultat</text:p>
          </table:table-cell>
          <table:table-cell table:number-columns-repeated="16381" table:style-name="ce1"/>
        </table:table-row>
        <table:table-row table:style-name="ro4">
          <table:table-cell table:style-name="ce4"/>
          <table:table-cell office:value-type="string" table:style-name="ce4">
            <text:p>Wybranie wycieszki i nacisniecie na naią Windsurfing w Lanzarote (Costa Teguise)</text:p>
          </table:table-cell>
          <table:table-cell office:value-type="string" table:style-name="ce4">
            <text:p>wyświetlenie podstrony z Windsurfing w Lanzarote (Costa Teguise)</text:p>
          </table:table-cell>
          <table:table-cell table:number-columns-repeated="2" table:style-name="ce5"/>
          <table:table-cell table:number-columns-repeated="16379"/>
        </table:table-row>
        <table:table-row table:style-name="ro5">
          <table:table-cell table:style-name="ce4"/>
          <table:table-cell office:value-type="string" table:style-name="ce4">
            <text:p>naciśńięcie przyciku "dodaj do koszyka"</text:p>
          </table:table-cell>
          <table:table-cell office:value-type="string" table:style-name="ce4">
            <text:p>wyświetlenie komunikatu o „Windsurfing w Lanzarote (Costa Teguise)“ został dodany do koszyka.</text:p>
          </table:table-cell>
          <table:table-cell table:number-columns-repeated="2" table:style-name="ce5"/>
          <table:table-cell table:number-columns-repeated="16379"/>
        </table:table-row>
        <table:table-row table:style-name="ro6">
          <table:table-cell table:style-name="ce4"/>
          <table:table-cell office:value-type="string" table:style-name="ce4">
            <text:p>naciśńięcie przyciku "Zobacz koszyk"</text:p>
          </table:table-cell>
          <table:table-cell office:value-type="string" table:style-name="ce4">
            <text:p>wyświetlenie podstrony z Koszykiem</text:p>
          </table:table-cell>
          <table:table-cell table:number-columns-repeated="2" table:style-name="ce5"/>
          <table:table-cell table:number-columns-repeated="16379"/>
        </table:table-row>
        <table:table-row table:style-name="ro7">
          <table:table-cell table:style-name="ce4"/>
          <table:table-cell office:value-type="string" table:style-name="ce4">
            <text:p>naciśńięcie przyciku <text:s/>"Przejdź do płatności"</text:p>
          </table:table-cell>
          <table:table-cell office:value-type="string" table:style-name="ce4">
            <text:p>wyświetlenie podstrony <text:s/>''Zamówienie''</text:p>
          </table:table-cell>
          <table:table-cell table:number-columns-repeated="2" table:style-name="ce5"/>
          <table:table-cell table:number-columns-repeated="16379"/>
        </table:table-row>
        <table:table-row table:style-name="ro8">
          <table:table-cell table:style-name="ce4"/>
          <table:table-cell office:value-type="string" table:style-name="ce4">
            <text:p>wypełnienie danych płatnosci (imie, nazwisko, kraj/region, ulica,kod pocztowy, miato, telefon, adres email, dane karty debetowej/dredytowej numer karty 4242424242424242 <text:s/>) oraz kliknięci kupuje i płace</text:p>
          </table:table-cell>
          <table:table-cell office:value-type="string" table:style-name="ce4">
            <text:p>wyświetlenie podstrony z podsumowaniem ''Zamówienie otrzymane''</text:p>
          </table:table-cell>
          <table:table-cell table:number-columns-repeated="2" table:style-name="ce5"/>
          <table:table-cell table:number-columns-repeated="16379"/>
        </table:table-row>
        <table:table-row table:number-rows-repeated="5" table:style-name="ro1">
          <table:table-cell table:number-columns-repeated="5" table:style-name="ce5"/>
          <table:table-cell table:number-columns-repeated="16379"/>
        </table:table-row>
        <table:table-row table:style-name="ro1">
          <table:table-cell table:style-name="ce5"/>
          <table:table-cell office:value-type="string" table:style-name="ce6">
            <text:p>ID</text:p>
          </table:table-cell>
          <table:table-cell office:value-type="float" office:value="4" table:style-name="ce6">
            <text:p>4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5"/>
          <table:table-cell office:value-type="string" table:style-name="ce5">
            <text:p>Tytuł</text:p>
          </table:table-cell>
          <table:table-cell office:value-type="string" table:style-name="ce5">
            <text:p>zakup <text:s/>wycieczki <text:s/>z kuponu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5"/>
          <table:table-cell office:value-type="string" table:style-name="ce5">
            <text:p>warunki pocztkowe</text:p>
          </table:table-cell>
          <table:table-cell office:value-type="string" table:style-name="ce5">
            <text:p>zalogowany będąc na pod stronie Koszyk z produktem Windsurfing w Lanzarote (Costa Teguise)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5"/>
          <table:table-cell office:value-type="string" table:style-name="ce5">
            <text:p>kroki</text:p>
          </table:table-cell>
          <table:table-cell office:value-type="string" table:style-name="ce5">
            <text:p>rezultat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5"/>
          <table:table-cell office:value-type="string" table:style-name="ce5">
            <text:p>wpisanie w pole "kod kuponu" kodu promocyjnego "10procent"<text:s text:c="2"/></text:p>
          </table:table-cell>
          <table:table-cell office:value-type="string" table:style-name="ce5">
            <text:p>komunikat o pomyślnym przyjeciu kuponu "Kupon został pomyślnie użyty"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5"/>
          <table:table-cell office:value-type="string" table:style-name="ce5">
            <text:p>wpisanie w pole "kod kuponu" kodu promocyjnego "kwotowy300"<text:s text:c="2"/></text:p>
          </table:table-cell>
          <table:table-cell office:value-type="string" table:style-name="ce5">
            <text:p>komunikat o pomyślnym przyjeciu kuponu "Kupon został pomyślnie użyty"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5"/>
          <table:table-cell office:value-type="string" table:style-name="ce5">
            <text:p>wpisanie w pole "kod kuponu" kodu promocyjnego "starośćnieradość "<text:s text:c="2"/></text:p>
          </table:table-cell>
          <table:table-cell office:value-type="string" table:style-name="ce5">
            <text:p>komunika o niepomyślnym przyjeciu kuponu</text:p>
            <text:p>"Ten kupon stracił ważność "</text:p>
          </table:table-cell>
          <table:table-cell table:number-columns-repeated="2" table:style-name="ce5"/>
          <table:table-cell table:number-columns-repeated="16379"/>
        </table:table-row>
        <table:table-row table:style-name="ro10">
          <table:table-cell table:style-name="ce5"/>
          <table:table-cell office:value-type="string" table:style-name="ce5">
            <text:p>wpisanie w pole "kod kuponu" kodu promocyjnego "kwotowy250pojedynczy"<text:s text:c="2"/></text:p>
          </table:table-cell>
          <table:table-cell office:value-type="string" table:style-name="ce5">
            <text:p>komunikat o pomyślnym przyjeciu kuponu "Kupon został pomyślnie użyty" oraz usuniecie poprzednich przyjetych kuponów rabatowych</text:p>
          </table:table-cell>
          <table:table-cell table:number-columns-repeated="2" table:style-name="ce5"/>
          <table:table-cell table:number-columns-repeated="16379"/>
        </table:table-row>
        <table:table-row table:number-rows-repeated="4" table:style-name="ro1">
          <table:table-cell table:number-columns-repeated="5" table:style-name="ce5"/>
          <table:table-cell table:number-columns-repeated="16379"/>
        </table:table-row>
        <table:table-row table:style-name="ro1">
          <table:table-cell table:style-name="ce6"/>
          <table:table-cell office:value-type="string" table:style-name="ce6">
            <text:p>ID</text:p>
          </table:table-cell>
          <table:table-cell office:value-type="float" office:value="5" table:style-name="ce6">
            <text:p>5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5"/>
          <table:table-cell office:value-type="string" table:style-name="ce5">
            <text:p>Tytuł</text:p>
          </table:table-cell>
          <table:table-cell office:value-type="string" table:style-name="ce5">
            <text:p>płatnosc za wycieczke</text:p>
          </table:table-cell>
          <table:table-cell table:number-columns-repeated="2" table:style-name="ce5"/>
          <table:table-cell table:number-columns-repeated="16379"/>
        </table:table-row>
        <table:table-row table:style-name="ro9">
          <table:table-cell table:style-name="ce5"/>
          <table:table-cell office:value-type="string" table:style-name="ce5">
            <text:p>warunki pocztkowe</text:p>
          </table:table-cell>
          <table:table-cell office:value-type="string" table:style-name="ce5">
            <text:p>zalogowany będąc na pod stronie "zamówienie" produktem Windsurfing w Lanzarote (Costa Teguise)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5"/>
          <table:table-cell office:value-type="string" table:style-name="ce5">
            <text:p>kroki</text:p>
          </table:table-cell>
          <table:table-cell office:value-type="string" table:style-name="ce5">
            <text:p>rezultaty</text:p>
          </table:table-cell>
          <table:table-cell table:number-columns-repeated="2" table:style-name="ce5"/>
          <table:table-cell table:number-columns-repeated="16379"/>
        </table:table-row>
        <table:table-row table:style-name="ro11">
          <table:table-cell table:style-name="ce5"/>
          <table:table-cell office:value-type="string" table:style-name="ce5">
            <text:p>wypełnienie danych płatnosci (imie, nazwisko, kraj/region, ulica,kod pocztowy, miato, telefon, adres email, dane karty debetowej/dredytowej która powoduje generic decline 4000000000000002 ) oraz kliknięci kupuje i płace</text:p>
          </table:table-cell>
          <table:table-cell office:value-type="string" table:style-name="ce5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 table:style-name="ce5"/>
          <table:table-cell table:number-columns-repeated="16379"/>
        </table:table-row>
        <table:table-row table:style-name="ro11">
          <table:table-cell table:style-name="ce5"/>
          <table:table-cell office:value-type="string" table:style-name="ce5">
            <text:p>wypełnienie danych płatnosci (imie, nazwisko, kraj/region, ulica,kod pocztowy, miato, telefon, adres email, dane karty debetowej/dredytowej która powoduje insufficient funds 4000000000009995 ) oraz kliknięci kupuje i płace</text:p>
          </table:table-cell>
          <table:table-cell office:value-type="string" table:style-name="ce5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 table:style-name="ce5"/>
          <table:table-cell table:number-columns-repeated="16379"/>
        </table:table-row>
        <table:table-row table:style-name="ro11">
          <table:table-cell table:style-name="ce5"/>
          <table:table-cell office:value-type="string" table:style-name="ce5">
            <text:p>wypełnienie danych płatnosci (imie, nazwisko, kraj/region, ulica,kod pocztowy, miato, telefon, adres email, dane karty debetowej/dredytowej która powoduje lost card 4000000000009987 <text:s/>) oraz kliknięci kupuje i płace</text:p>
          </table:table-cell>
          <table:table-cell office:value-type="string" table:style-name="ce5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 table:style-name="ce5"/>
          <table:table-cell table:number-columns-repeated="16379"/>
        </table:table-row>
        <table:table-row table:style-name="ro11">
          <table:table-cell table:style-name="ce5"/>
          <table:table-cell office:value-type="string" table:style-name="ce5">
            <text:p>wypełnienie danych płatnosci (imie, nazwisko, kraj/region, ulica,kod pocztowy, miato, telefon, adres email, dane karty debetowej/dredytowej która powoduje stolen card 4000000000009979 ) oraz kliknięci kupuje i płace</text:p>
          </table:table-cell>
          <table:table-cell office:value-type="string" table:style-name="ce5">
            <text:p>komunikat o niepowodzeni podczas pzretwazania danych "Przepraszamy, nie jesteśmy w stanie zrealizować płatności w tym momencie. Proszę spróbować później."</text:p>
          </table:table-cell>
          <table:table-cell table:number-columns-repeated="2" table:style-name="ce5"/>
          <table:table-cell table:number-columns-repeated="16379"/>
        </table:table-row>
        <table:table-row table:style-name="ro11">
          <table:table-cell table:style-name="ce5"/>
          <table:table-cell office:value-type="string" table:style-name="ce5">
            <text:p>wypełnienie danych płatnosci (imie, nazwisko, kraj/region, ulica,kod pocztowy, miato, telefon, adres email, dane karty debetowej/dredytowej z błendnym <text:s/>w numerem karty <text:s/>karty <text:s/>4242 4242 4242 4241 ) oraz kliknięci kupuje i płace</text:p>
          </table:table-cell>
          <table:table-cell office:value-type="string" table:style-name="ce5">
            <text:p>komunikat o nieprawidłowym numeze karty "Numer karty nie jest prawidłowym numerem karty kredytowej"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number-columns-repeated="5" table:style-name="ce5"/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Cyrul</dc:creator>
    <meta:creation-date>2009-04-16T11:32:48Z</meta:creation-date>
    <dc:date>2023-03-31T15:55:08Z</dc:date>
    <meta:editing-cycles>3</meta:editing-cycles>
    <meta:editing-duration>PT12489S</meta:editing-duration>
    <meta:user-defined meta:name="Info 1"/>
    <meta:user-defined meta:name="Info 2"/>
    <meta:user-defined meta:name="Info 3"/>
    <meta:user-defined meta:name="Info 4"/>
  </office:meta>
</office:document-meta>
</file>